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2c960" officeooo:paragraph-rsid="0012c960"/>
    </style:style>
    <style:style style:name="P2" style:family="paragraph" style:parent-style-name="Text_20_body">
      <style:text-properties officeooo:rsid="0014c117" officeooo:paragraph-rsid="0014c117"/>
    </style:style>
    <style:style style:name="P3" style:family="paragraph" style:parent-style-name="Text_20_body">
      <style:text-properties officeooo:paragraph-rsid="00333e91"/>
    </style:style>
    <style:style style:name="P4" style:family="paragraph" style:parent-style-name="Text_20_body">
      <style:text-properties officeooo:rsid="0038989c" officeooo:paragraph-rsid="003a7dbb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text-align="start" style:justify-single-word="false"/>
      <style:text-properties officeooo:paragraph-rsid="0033264c"/>
    </style:style>
    <style:style style:name="P7" style:family="paragraph" style:parent-style-name="Text_20_body" style:list-style-name="L1">
      <style:paragraph-properties fo:text-align="start" style:justify-single-word="false"/>
      <style:text-properties fo:font-size="12pt" officeooo:rsid="00623f9b" officeooo:paragraph-rsid="00623f9b" style:font-size-asian="10.5pt" style:font-size-complex="12pt"/>
    </style:style>
    <style:style style:name="P8" style:family="paragraph" style:parent-style-name="Text_20_body" style:list-style-name="L2">
      <style:text-properties officeooo:rsid="001c295f" officeooo:paragraph-rsid="001c295f"/>
    </style:style>
    <style:style style:name="P9" style:family="paragraph" style:parent-style-name="Text_20_body" style:list-style-name="L3">
      <style:text-properties officeooo:rsid="001d2a73" officeooo:paragraph-rsid="001d2a73"/>
    </style:style>
    <style:style style:name="P10" style:family="paragraph" style:parent-style-name="Text_20_body" style:list-style-name="L4">
      <style:text-properties fo:font-weight="bold" officeooo:rsid="0053930d" officeooo:paragraph-rsid="00568781" style:font-weight-asian="bold" style:font-weight-complex="bold"/>
    </style:style>
    <style:style style:name="P11" style:family="paragraph" style:parent-style-name="Text_20_body" style:list-style-name="L4">
      <style:text-properties fo:font-weight="bold" officeooo:rsid="0053930d" officeooo:paragraph-rsid="0053930d" style:font-weight-asian="bold" style:font-weight-complex="bold"/>
    </style:style>
    <style:style style:name="P12" style:family="paragraph" style:parent-style-name="Text_20_body" style:list-style-name="L5">
      <style:text-properties officeooo:rsid="0037b103" officeooo:paragraph-rsid="0037b103"/>
    </style:style>
    <style:style style:name="P13" style:family="paragraph" style:parent-style-name="Text_20_body" style:list-style-name="L5">
      <style:text-properties fo:font-style="normal" fo:font-weight="normal" officeooo:rsid="0037b103" officeooo:paragraph-rsid="0037b103" style:font-style-asian="normal" style:font-weight-asian="normal" style:font-style-complex="normal" style:font-weight-complex="normal"/>
    </style:style>
    <style:style style:name="P14" style:family="paragraph" style:parent-style-name="Text_20_body" style:list-style-name="L8">
      <style:text-properties fo:font-style="normal" fo:font-weight="normal" officeooo:rsid="0044a7e3" officeooo:paragraph-rsid="0044a7e3" style:font-style-asian="normal" style:font-weight-asian="normal" style:font-style-complex="normal" style:font-weight-complex="normal"/>
    </style:style>
    <style:style style:name="P15" style:family="paragraph" style:parent-style-name="Text_20_body" style:list-style-name="L8">
      <style:text-properties fo:font-style="normal" fo:font-weight="normal" officeooo:rsid="004c2d0b" officeooo:paragraph-rsid="004c2d0b" style:font-style-asian="normal" style:font-weight-asian="normal" style:font-style-complex="normal" style:font-weight-complex="normal"/>
    </style:style>
    <style:style style:name="P16" style:family="paragraph" style:parent-style-name="Text_20_body" style:list-style-name="L9">
      <style:text-properties fo:font-style="normal" fo:font-weight="normal" officeooo:rsid="0050b39e" officeooo:paragraph-rsid="0051e89b" style:font-style-asian="normal" style:font-weight-asian="normal" style:font-style-complex="normal" style:font-weight-complex="normal"/>
    </style:style>
    <style:style style:name="P17" style:family="paragraph" style:parent-style-name="Text_20_body" style:list-style-name="L9">
      <style:text-properties fo:font-style="normal" fo:font-weight="normal" officeooo:rsid="0050b39e" officeooo:paragraph-rsid="0050b39e" style:font-style-asian="normal" style:font-weight-asian="normal" style:font-style-complex="normal" style:font-weight-complex="normal"/>
    </style:style>
    <style:style style:name="P18" style:family="paragraph" style:parent-style-name="Text_20_body" style:list-style-name="L9">
      <style:text-properties fo:font-style="normal" fo:font-weight="normal" officeooo:rsid="0049b76a" officeooo:paragraph-rsid="0049b76a" style:font-style-asian="normal" style:font-weight-asian="normal" style:font-style-complex="normal" style:font-weight-complex="normal"/>
    </style:style>
    <style:style style:name="P19" style:family="paragraph" style:parent-style-name="Text_20_body" style:list-style-name="L6">
      <style:text-properties officeooo:paragraph-rsid="003a7dbb"/>
    </style:style>
    <style:style style:name="P20" style:family="paragraph" style:parent-style-name="Text_20_body" style:list-style-name="L6">
      <style:text-properties officeooo:rsid="003a7dbb" officeooo:paragraph-rsid="003a7dbb"/>
    </style:style>
    <style:style style:name="P21" style:family="paragraph" style:parent-style-name="Text_20_body" style:list-style-name="L7">
      <style:text-properties officeooo:paragraph-rsid="003d6cf7"/>
    </style:style>
    <style:style style:name="P22" style:family="paragraph" style:parent-style-name="Text_20_body" style:list-style-name="L7">
      <style:text-properties fo:font-weight="normal" officeooo:rsid="003a7dbb" officeooo:paragraph-rsid="003a7dbb" style:font-weight-asian="normal" style:font-weight-complex="normal"/>
    </style:style>
    <style:style style:name="P23" style:family="paragraph" style:parent-style-name="Text_20_body" style:list-style-name="L7">
      <style:text-properties fo:font-weight="normal" officeooo:rsid="003c4bd5" officeooo:paragraph-rsid="003c4bd5" style:font-weight-asian="normal" style:font-weight-complex="normal"/>
    </style:style>
    <style:style style:name="P24" style:family="paragraph" style:parent-style-name="Text_20_body" style:list-style-name="L8">
      <style:text-properties fo:font-weight="normal" officeooo:rsid="0044a7e3" officeooo:paragraph-rsid="0044a7e3" style:font-weight-asian="normal" style:font-weight-complex="normal"/>
    </style:style>
    <style:style style:name="P25" style:family="paragraph" style:parent-style-name="Text_20_body" style:list-style-name="L8">
      <style:text-properties fo:font-weight="normal" officeooo:rsid="0044a7e3" officeooo:paragraph-rsid="004604c9" style:font-weight-asian="normal" style:font-weight-complex="normal"/>
    </style:style>
    <style:style style:name="P26" style:family="paragraph" style:parent-style-name="Text_20_body" style:list-style-name="L8">
      <style:text-properties fo:font-weight="normal" officeooo:rsid="0045c1db" officeooo:paragraph-rsid="0045c1db" style:font-weight-asian="normal" style:font-weight-complex="normal"/>
    </style:style>
    <style:style style:name="P27" style:family="paragraph" style:parent-style-name="Text_20_body" style:list-style-name="L8">
      <style:text-properties officeooo:paragraph-rsid="004b9e3d"/>
    </style:style>
    <style:style style:name="P28" style:family="paragraph" style:parent-style-name="Text_20_body" style:list-style-name="L3">
      <style:paragraph-properties fo:margin-left="0.9846in" fo:margin-right="0in" fo:text-indent="-0.25in" style:auto-text-indent="false"/>
      <style:text-properties officeooo:rsid="001d2a73" officeooo:paragraph-rsid="001d2a73"/>
    </style:style>
    <style:style style:name="P29" style:family="paragraph" style:parent-style-name="Text_20_body" style:list-style-name="L3">
      <style:paragraph-properties fo:margin-left="0.9846in" fo:margin-right="0in" fo:text-indent="-0.25in" style:auto-text-indent="false"/>
      <style:text-properties fo:font-weight="bold" officeooo:rsid="001d2a73" officeooo:paragraph-rsid="001d2a73" style:font-weight-asian="bold" style:font-weight-complex="bold"/>
    </style:style>
    <style:style style:name="P30" style:family="paragraph" style:parent-style-name="Text_20_body" style:list-style-name="L5">
      <style:paragraph-properties fo:margin-left="0.9846in" fo:margin-right="0in" fo:text-indent="-0.25in" style:auto-text-indent="false"/>
      <style:text-properties fo:font-style="normal" fo:font-weight="normal" officeooo:rsid="0037b103" officeooo:paragraph-rsid="0037b103" style:font-style-asian="normal" style:font-weight-asian="normal" style:font-style-complex="normal" style:font-weight-complex="normal"/>
    </style:style>
    <style:style style:name="P31" style:family="paragraph" style:parent-style-name="Heading_20_1">
      <style:text-properties officeooo:paragraph-rsid="0028efb2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officeooo:paragraph-rsid="006452f0"/>
    </style:style>
    <style:style style:name="P34" style:family="paragraph" style:parent-style-name="Heading_20_3">
      <style:text-properties officeooo:rsid="00333e91" officeooo:paragraph-rsid="00333e91"/>
    </style:style>
    <style:style style:name="P35" style:family="paragraph" style:parent-style-name="Heading_20_3">
      <style:text-properties officeooo:rsid="003a7dbb" officeooo:paragraph-rsid="003a7dbb"/>
    </style:style>
    <style:style style:name="P36" style:family="paragraph" style:parent-style-name="Heading_20_3">
      <style:paragraph-properties fo:break-before="page"/>
      <style:text-properties fo:font-style="normal" fo:font-weight="bold" officeooo:rsid="0044a7e3" officeooo:paragraph-rsid="0044a7e3" style:font-style-asian="normal" style:font-weight-asian="bold" style:font-style-complex="normal" style:font-weight-complex="bold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f181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c4bd5" style:font-style-asian="italic" style:font-style-complex="italic"/>
    </style:style>
    <style:style style:name="T4" style:family="text">
      <style:text-properties fo:font-style="italic" officeooo:rsid="003ce8b3" style:font-style-asian="italic" style:font-style-complex="italic"/>
    </style:style>
    <style:style style:name="T5" style:family="text">
      <style:text-properties fo:font-style="italic" officeooo:rsid="0051e89b" style:font-style-asian="italic" style:font-style-complex="italic"/>
    </style:style>
    <style:style style:name="T6" style:family="text">
      <style:text-properties fo:font-style="italic" officeooo:rsid="0037b103" style:font-style-asian="italic" style:font-style-complex="italic"/>
    </style:style>
    <style:style style:name="T7" style:family="text">
      <style:text-properties fo:font-style="italic" officeooo:rsid="0058a923" style:font-style-asian="italic" style:font-style-complex="italic"/>
    </style:style>
    <style:style style:name="T8" style:family="text">
      <style:text-properties fo:font-style="italic" officeooo:rsid="00598e7b" style:font-style-asian="italic" style:font-style-complex="italic"/>
    </style:style>
    <style:style style:name="T9" style:family="text">
      <style:text-properties fo:font-style="italic" officeooo:rsid="00568781" style:font-style-asian="italic" style:font-style-complex="italic"/>
    </style:style>
    <style:style style:name="T10" style:family="text">
      <style:text-properties fo:font-style="italic" officeooo:rsid="005aa714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2c96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6dd7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c6340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a7dbb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7b10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71cd3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452f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4f75a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officeooo:rsid="0016dd7a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8232e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d6cf7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c4bd5" style:font-style-asian="italic" style:font-weight-asian="normal" style:font-style-complex="italic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2c960" style:font-weight-asian="bold" style:font-weight-complex="bold"/>
    </style:style>
    <style:style style:name="T26" style:family="text">
      <style:text-properties fo:color="#0000cc" fo:font-size="10pt" fo:font-style="italic" fo:font-weight="bold" officeooo:rsid="0012c960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color="#0000cc" fo:font-size="10pt" fo:font-style="italic" fo:font-weight="bold" officeooo:rsid="0033264c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officeooo:rsid="0014c117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3a7dbb" style:font-style-asian="normal" style:font-style-complex="normal"/>
    </style:style>
    <style:style style:name="T31" style:family="text">
      <style:text-properties fo:font-style="normal" officeooo:rsid="003ce8b3" style:font-style-asian="normal" style:font-style-complex="normal"/>
    </style:style>
    <style:style style:name="T32" style:family="text">
      <style:text-properties fo:font-style="normal" officeooo:rsid="0045c1db" style:font-style-asian="normal" style:font-style-complex="normal"/>
    </style:style>
    <style:style style:name="T33" style:family="text">
      <style:text-properties fo:font-style="normal" officeooo:rsid="0037b103" style:font-style-asian="normal" style:font-style-complex="normal"/>
    </style:style>
    <style:style style:name="T34" style:family="text">
      <style:text-properties fo:font-style="normal" officeooo:rsid="006452f0" style:font-style-asian="normal" style:font-style-complex="normal"/>
    </style:style>
    <style:style style:name="T35" style:family="text">
      <style:text-properties fo:font-style="normal" fo:font-weight="normal" officeooo:rsid="0016dd7a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8232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4a7e3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604c9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aa714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bc35c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23f9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452f0" style:font-style-asian="normal" style:font-weight-asian="normal" style:font-style-complex="normal" style:font-weight-complex="normal"/>
    </style:style>
    <style:style style:name="T43" style:family="text">
      <style:text-properties officeooo:rsid="0015e4f3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7aae9" style:font-weight-asian="normal" style:font-weight-complex="normal"/>
    </style:style>
    <style:style style:name="T46" style:family="text">
      <style:text-properties fo:font-weight="normal" officeooo:rsid="0028efb2" style:font-weight-asian="normal" style:font-weight-complex="normal"/>
    </style:style>
    <style:style style:name="T47" style:family="text">
      <style:text-properties fo:font-weight="normal" officeooo:rsid="002bb81e" style:font-weight-asian="normal" style:font-weight-complex="normal"/>
    </style:style>
    <style:style style:name="T48" style:family="text">
      <style:text-properties fo:font-weight="normal" officeooo:rsid="003d6cf7" style:font-weight-asian="normal" style:font-weight-complex="normal"/>
    </style:style>
    <style:style style:name="T49" style:family="text">
      <style:text-properties fo:font-weight="normal" officeooo:rsid="003c4bd5" style:font-weight-asian="normal" style:font-weight-complex="normal"/>
    </style:style>
    <style:style style:name="T50" style:family="text">
      <style:text-properties fo:font-weight="normal" officeooo:rsid="00568781" style:font-weight-asian="normal" style:font-weight-complex="normal"/>
    </style:style>
    <style:style style:name="T51" style:family="text">
      <style:text-properties fo:font-weight="normal" officeooo:rsid="0057d6ea" style:font-weight-asian="normal" style:font-weight-complex="normal"/>
    </style:style>
    <style:style style:name="T52" style:family="text">
      <style:text-properties fo:font-weight="normal" officeooo:rsid="0059f2c7" style:font-weight-asian="normal" style:font-weight-complex="normal"/>
    </style:style>
    <style:style style:name="T53" style:family="text">
      <style:text-properties fo:font-weight="normal" officeooo:rsid="005aa714" style:font-weight-asian="normal" style:font-weight-complex="normal"/>
    </style:style>
    <style:style style:name="T54" style:family="text">
      <style:text-properties officeooo:rsid="0018232e"/>
    </style:style>
    <style:style style:name="T55" style:family="text">
      <style:text-properties officeooo:rsid="001c6340"/>
    </style:style>
    <style:style style:name="T56" style:family="text">
      <style:text-properties officeooo:rsid="00201a36"/>
    </style:style>
    <style:style style:name="T57" style:family="text">
      <style:text-properties officeooo:rsid="0022f3c3"/>
    </style:style>
    <style:style style:name="T58" style:family="text">
      <style:text-properties officeooo:rsid="002655f8"/>
    </style:style>
    <style:style style:name="T59" style:family="text">
      <style:text-properties officeooo:rsid="002acaf7"/>
    </style:style>
    <style:style style:name="T60" style:family="text">
      <style:text-properties style:font-name="Courier New" fo:font-size="10pt" fo:font-style="italic" officeooo:rsid="002655f8" style:font-size-asian="10pt" style:font-style-asian="italic" style:font-size-complex="10pt" style:font-style-complex="italic"/>
    </style:style>
    <style:style style:name="T61" style:family="text">
      <style:text-properties style:font-name="Courier New" fo:font-size="10pt" fo:font-style="italic" officeooo:rsid="002fee1d" style:font-size-asian="10pt" style:font-style-asian="italic" style:font-size-complex="10pt" style:font-style-complex="italic"/>
    </style:style>
    <style:style style:name="T62" style:family="text">
      <style:text-properties style:font-name="FreeMono" fo:font-size="10pt" fo:font-style="italic" fo:font-weight="normal" officeooo:rsid="002bb81e" style:font-size-asian="10pt" style:font-style-asian="italic" style:font-weight-asian="normal" style:font-size-complex="10pt" style:font-style-complex="italic" style:font-weight-complex="normal"/>
    </style:style>
    <style:style style:name="T63" style:family="text">
      <style:text-properties style:font-name="FreeMono" fo:font-size="10pt" fo:font-style="italic" fo:font-weight="normal" officeooo:rsid="002e3f03" style:font-size-asian="10pt" style:font-style-asian="italic" style:font-weight-asian="normal" style:font-size-complex="10pt" style:font-style-complex="italic" style:font-weight-complex="normal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officeooo:rsid="00333e91"/>
    </style:style>
    <style:style style:name="T66" style:family="text">
      <style:text-properties officeooo:rsid="0037b103"/>
    </style:style>
    <style:style style:name="T67" style:family="text">
      <style:text-properties officeooo:rsid="003a7dbb"/>
    </style:style>
    <style:style style:name="T68" style:family="text">
      <style:text-properties officeooo:rsid="003c4bd5"/>
    </style:style>
    <style:style style:name="T69" style:family="text">
      <style:text-properties officeooo:rsid="003f6cf0"/>
    </style:style>
    <style:style style:name="T70" style:family="text">
      <style:text-properties officeooo:rsid="004d4b9f"/>
    </style:style>
    <style:style style:name="T71" style:family="text">
      <style:text-properties officeooo:rsid="0051e89b"/>
    </style:style>
    <style:style style:name="T72" style:family="text">
      <style:text-properties officeooo:rsid="0053ef10"/>
    </style:style>
    <style:style style:name="T73" style:family="text">
      <style:text-properties officeooo:rsid="00568781"/>
    </style:style>
    <style:style style:name="T74" style:family="text">
      <style:text-properties officeooo:rsid="005cd322"/>
    </style:style>
    <style:style style:name="T75" style:family="text">
      <style:text-properties officeooo:rsid="00607cb4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xtNot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 </text:index-entry-span>
            <text:index-entry-text/>
            <text:index-entry-span> 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 </text:index-entry-span>
            <text:index-entry-text/>
            <text:index-entry-span> 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37"><text:a xlink:type="simple" xlink:href="#__RefHeading__127_365642335" text:style-name="Index_20_Link" text:visited-style-name="Index_20_Link">1. Background Page<text:tab/>2</text:a></text:p>
          <text:p text:style-name="P38"><text:a xlink:type="simple" xlink:href="#__RefHeading__129_365642335" text:style-name="Index_20_Link" text:visited-style-name="Index_20_Link">1.1. Features <text:s/><text:tab/>2</text:a></text:p>
          <text:p text:style-name="P39"><text:a xlink:type="simple" xlink:href="#__RefHeading__131_365642335" text:style-name="Index_20_Link" text:visited-style-name="Index_20_Link">1.1.1. Opening TextNotes <text:s/><text:tab/>2</text:a></text:p>
          <text:p text:style-name="P39"><text:a xlink:type="simple" xlink:href="#__RefHeading__133_365642335" text:style-name="Index_20_Link" text:visited-style-name="Index_20_Link">1.1.2. One tab in one window <text:s/><text:tab/>2</text:a></text:p>
          <text:p text:style-name="P37"><text:a xlink:type="simple" xlink:href="#__RefHeading__135_365642335" text:style-name="Index_20_Link" text:visited-style-name="Index_20_Link">2. Option Page<text:tab/>2</text:a></text:p>
          <text:p text:style-name="P38"><text:a xlink:type="simple" xlink:href="#__RefHeading__137_365642335" text:style-name="Index_20_Link" text:visited-style-name="Index_20_Link">2.1. View <text:s/><text:tab/>2</text:a></text:p>
          <text:p text:style-name="P38"><text:a xlink:type="simple" xlink:href="#__RefHeading__139_365642335" text:style-name="Index_20_Link" text:visited-style-name="Index_20_Link">2.2. Features <text:s/><text:tab/>2</text:a></text:p>
          <text:p text:style-name="P39"><text:a xlink:type="simple" xlink:href="#__RefHeading__251_1764338023" text:style-name="Index_20_Link" text:visited-style-name="Index_20_Link">2.2.1. Local Storage section <text:s/><text:tab/>2</text:a></text:p>
          <text:p text:style-name="P39"><text:a xlink:type="simple" xlink:href="#__RefHeading__253_1764338023" text:style-name="Index_20_Link" text:visited-style-name="Index_20_Link">2.2.2. Developer Settings section <text:s/><text:tab/>2</text:a></text:p>
          <text:p text:style-name="P37"><text:a xlink:type="simple" xlink:href="#__RefHeading__141_365642335" text:style-name="Index_20_Link" text:visited-style-name="Index_20_Link">3. TextNotes Page<text:tab/>3</text:a></text:p>
          <text:p text:style-name="P38"><text:a xlink:type="simple" xlink:href="#__RefHeading__143_365642335" text:style-name="Index_20_Link" text:visited-style-name="Index_20_Link">3.1. View <text:s/><text:tab/>3</text:a></text:p>
          <text:p text:style-name="P38"><text:a xlink:type="simple" xlink:href="#__RefHeading__145_365642335" text:style-name="Index_20_Link" text:visited-style-name="Index_20_Link">3.2. Features <text:s/><text:tab/>3</text:a></text:p>
          <text:p text:style-name="P39"><text:a xlink:type="simple" xlink:href="#__RefHeading__240_1764338023" text:style-name="Index_20_Link" text:visited-style-name="Index_20_Link">3.2.1. Clicking and hovering icons on upper stripe <text:s/><text:tab/>3</text:a></text:p>
          <text:p text:style-name="P39"><text:a xlink:type="simple" xlink:href="#__RefHeading__242_1764338023" text:style-name="Index_20_Link" text:visited-style-name="Index_20_Link">3.2.2. TextArea changes <text:s/><text:tab/>3</text:a></text:p>
          <text:p text:style-name="P39"><text:a xlink:type="simple" xlink:href="#__RefHeading__247_1764338023" text:style-name="Index_20_Link" text:visited-style-name="Index_20_Link">3.2.3. Dragbar emulation between TextArea and TaskList <text:s/><text:tab/>3</text:a></text:p>
          <text:p text:style-name="P39"><text:a xlink:type="simple" xlink:href="#__RefHeading__249_1764338023" text:style-name="Index_20_Link" text:visited-style-name="Index_20_Link">3.2.4. Tasklist Features and Events <text:s/><text:tab/>4</text:a></text:p>
          <text:p text:style-name="P39"><text:a xlink:type="simple" xlink:href="#__RefHeading__451_1047482801" text:style-name="Index_20_Link" text:visited-style-name="Index_20_Link">3.2.5. Page events <text:s/><text:tab/>4</text:a></text:p>
        </text:index-body>
      </text:table-of-content>
      <text:p text:style-name="Text_20_body"/>
      <text:h text:style-name="P32" text:outline-level="1"><text:bookmark-start text:name="__RefHeading__127_365642335"/>Background Page <text:bookmark-end text:name="__RefHeading__127_365642335"/></text:h>
      <text:h text:style-name="Heading_20_2" text:outline-level="2"><text:bookmark-start text:name="__RefHeading__129_365642335"/>Features <text:bookmark-end text:name="__RefHeading__129_365642335"/></text:h>
      <text:h text:style-name="Heading_20_3" text:outline-level="3"><text:bookmark-start text:name="__RefHeading__131_365642335"/>Opening TextNotes <text:bookmark-end text:name="__RefHeading__131_365642335"/></text:h>
      <text:p text:style-name="P1">If you click on TextNotes icon on toolbar a new tab appears containing the TextNotes page or an old one gets the focus.</text:p>
      <text:h text:style-name="Heading_20_3" text:outline-level="3"><text:bookmark-start text:name="__RefHeading__133_365642335"/><text:span text:style-name="T1">One</text:span> tab <text:span text:style-name="T43">in</text:span> <text:span text:style-name="T1">one</text:span> window <text:bookmark-end text:name="__RefHeading__133_365642335"/></text:h>
      <text:p text:style-name="P1">Clicking on TextNotes icon <text:s/>you can open just one TextNotes page on 1 window. If there is an already existing TextNotes <text:span text:style-name="T28">instance</text:span> on the window then the existing tab gets the focus.</text:p>
      <text:p text:style-name="P2">But you can create 2 instances on a window using e.g. <text:span text:style-name="T2">Duplicate Tab </text:span><text:span text:style-name="T29">operation</text:span><text:span text:style-name="T2">.</text:span></text:p>
      <text:h text:style-name="P31" text:outline-level="1"><text:bookmark-start text:name="__RefHeading__135_365642335"/>Option Page <text:bookmark-end text:name="__RefHeading__135_365642335"/></text:h>
      <text:h text:style-name="Heading_20_2" text:outline-level="2"><text:bookmark-start text:name="__RefHeading__137_365642335"/>View <text:bookmark-end text:name="__RefHeading__137_365642335"/></text:h>
      <text:list xml:id="list3837357715500479508" text:style-name="L1">
        <text:list-item>
          <text:p text:style-name="P5"><text:span text:style-name="T2">Local Storage</text:span> <text:span text:style-name="T54">section: <text:line-break/></text:span><text:span text:style-name="T12">Export</text:span><text:span text:style-name="T25">, </text:span><text:span text:style-name="T12">Import </text:span><text:span text:style-name="T20">and</text:span><text:span text:style-name="T13"> </text:span><text:span text:style-name="T12"><text:s/>DeleteAll </text:span><text:span text:style-name="T35">buttons</text:span></text:p>
        </text:list-item>
        <text:list-item>
          <text:p text:style-name="P6"><text:span text:style-name="T2">Developer Settings</text:span><text:span text:style-name="T12"> </text:span><text:span text:style-name="T36">section <text:s/></text:span><text:span text:style-name="T41">(default : hidden)</text:span><text:span text:style-name="T12">: <text:line-break/>LogLevel </text:span><text:span text:style-name="T36">select, values :</text:span><text:span text:style-name="T21"> </text:span><text:span text:style-name="T64">{</text:span><text:span text:style-name="T26"> FATAL, ERROR, WARNING, INFO, DEBUG, TRACE, </text:span><text:span text:style-name="T27">TRACE2</text:span><text:span text:style-name="T26"> </text:span><text:span text:style-name="T64">}</text:span></text:p>
        </text:list-item>
        <text:list-item>
          <text:p text:style-name="P7"><text:span text:style-name="T2">Hidden button</text:span> to enable <text:span text:style-name="T2">Developer Settings<text:line-break/></text:span><text:span text:style-name="T34">Position : Below the </text:span><text:span text:style-name="T19">Export</text:span><text:span text:style-name="T18"> </text:span><text:span text:style-name="T42">button</text:span></text:p>
        </text:list-item>
      </text:list>
      <text:h text:style-name="P33" text:outline-level="2"><text:bookmark-start text:name="__RefHeading__139_365642335"/>Features <text:bookmark-end text:name="__RefHeading__139_365642335"/></text:h>
      <text:h text:style-name="Heading_20_3" text:outline-level="3"><text:bookmark-start text:name="__RefHeading__251_1764338023"/><text:span text:style-name="T2">Local Storage</text:span> <text:span text:style-name="T44">section</text:span><text:bookmark-end text:name="__RefHeading__251_1764338023"/></text:h>
      <text:list xml:id="list8818679893705216142" text:style-name="L2">
        <text:list-item>
          <text:p text:style-name="P8"><text:span text:style-name="T11">Export</text:span> action :<text:line-break/><text:span text:style-name="T56">Exporting data to a file. Path selection with dialog. Data is compressed. Extension : “.tn”</text:span></text:p>
        </text:list-item>
        <text:list-item>
          <text:p text:style-name="P8"><text:span text:style-name="T11">Import</text:span> action :<text:line-break/><text:span text:style-name="T56">Importing data from a file. File selection with dialog (filter extension : “.tn”).</text:span></text:p>
        </text:list-item>
        <text:list-item>
          <text:p text:style-name="P8"><text:span text:style-name="T11">DeleteAll </text:span>action :<text:line-break/><text:span text:style-name="T57">Deleting all data. Before action a confirmation window appeared.</text:span></text:p>
        </text:list-item>
      </text:list>
      <text:h text:style-name="Heading_20_3" text:outline-level="3"><text:bookmark-start text:name="__RefHeading__253_1764338023"/><text:span text:style-name="T14">Developer Settings</text:span><text:span text:style-name="T55"> section</text:span><text:bookmark-end text:name="__RefHeading__253_1764338023"/></text:h>
      <text:list xml:id="list5693798956923837480" text:style-name="L3">
        <text:list-item>
          <text:p text:style-name="P9"><text:span text:style-name="T11">LogLevel</text:span> <text:span text:style-name="T11">select</text:span> <text:span text:style-name="T59">control<text:line-break/>Information is stored in webextension storage</text:span></text:p>
        </text:list-item>
        <text:list-item>
          <text:p text:style-name="P28"><text:span text:style-name="T24">Reading</text:span> <text:s/><text:line-break/><text:span text:style-name="T58">The selected value shows the current log level, </text:span><text:span text:style-name="T60">Logger::getLogLevel</text:span><text:span text:style-name="T61">()</text:span></text:p>
        </text:list-item>
        <text:list-item>
          <text:p text:style-name="P29"><text:soft-page-break/>Setting<text:line-break/><text:span text:style-name="T45">After changing </text:span><text:span text:style-name="T46">the current log level will be stored</text:span><text:span text:style-name="T47">, </text:span><text:span text:style-name="T62">Logger::setLogLevel</text:span><text:span text:style-name="T63">().</text:span></text:p>
        </text:list-item>
      </text:list>
      <text:h text:style-name="Heading_20_1" text:outline-level="1"><text:bookmark-start text:name="__RefHeading__141_365642335"/>TextNotes Page <text:bookmark-end text:name="__RefHeading__141_365642335"/></text:h>
      <text:h text:style-name="Heading_20_2" text:outline-level="2"><text:bookmark-start text:name="__RefHeading__143_365642335"/>View <text:bookmark-end text:name="__RefHeading__143_365642335"/></text:h>
      <text:list xml:id="list781308155233813179" text:style-name="L4">
        <text:list-item>
          <text:p text:style-name="P10">Upper <text:span text:style-name="T72">S</text:span>tripe<text:line-break/><text:span text:style-name="T50">Containing 3 actions : </text:span><text:span text:style-name="T73">“</text:span><text:span text:style-name="T6">New Note”</text:span><text:span text:style-name="T33">,</text:span><text:span text:style-name="T6"> “New Separator”</text:span><text:span text:style-name="T33">,</text:span><text:span text:style-name="T6"> “Delete”</text:span></text:p>
        </text:list-item>
        <text:list-item>
          <text:p text:style-name="P11">Task <text:span text:style-name="T72">List<text:line-break/></text:span><text:span text:style-name="T51">Containing exactly 1 </text:span><text:span text:style-name="T7">TrashBin</text:span><text:span text:style-name="T51"> (open / closed)</text:span><text:span text:style-name="T72"><text:line-break/></text:span><text:span text:style-name="T50">Containing </text:span><text:span text:style-name="T51">0 or more </text:span><text:span text:style-name="T8">I</text:span><text:span text:style-name="T9">tems / </text:span><text:span text:style-name="T10">Separators</text:span><text:span text:style-name="T50"> where the text come</text:span><text:span text:style-name="T52">s</text:span><text:span text:style-name="T50"> from the first line of the actual text area.</text:span></text:p>
        </text:list-item>
        <text:list-item>
          <text:p text:style-name="P11">Text Area<text:line-break/><text:span text:style-name="T53">It always shows the </text:span><text:span text:style-name="T10">ActiveTaskItem</text:span><text:span text:style-name="T39">'s text. </text:span><text:span text:style-name="T53">Just the items has valid and editable TextArea the rest of them (</text:span><text:span text:style-name="T10">Trashbin, Separator) </text:span><text:span text:style-name="T39">will display and empty and not editable text area.<text:line-break/></text:span><text:span text:style-name="T40">It does not have horizontal scroll-bar.</text:span></text:p>
        </text:list-item>
      </text:list>
      <text:h text:style-name="Heading_20_2" text:outline-level="2"><text:bookmark-start text:name="__RefHeading__145_365642335"/>Features<text:bookmark-end text:name="__RefHeading__145_365642335"/></text:h>
      <text:h text:style-name="P34" text:outline-level="3"><text:bookmark-start text:name="__RefHeading__240_1764338023"/>Clicking and hovering <text:span text:style-name="T66">i</text:span>cons on upper stripe<text:bookmark-end text:name="__RefHeading__240_1764338023"/></text:h>
      <text:list xml:id="list9164769061623505352" text:style-name="L5">
        <text:list-item>
          <text:p text:style-name="P12">Clicking on icons <text:span text:style-name="T65">on upper stripe </text:span>will trigger the proper actions to be carried out :<text:line-break/><text:span text:style-name="T11">addNoteAction, addSeparatorAction, deleteNoteAction</text:span></text:p>
        </text:list-item>
        <text:list-item>
          <text:p text:style-name="P13">Hovering icons on upper stripe will cause</text:p>
        </text:list-item>
        <text:list-item>
          <text:p text:style-name="P30">changing opacity : 0.3 → 0.1</text:p>
        </text:list-item>
        <text:list-item>
          <text:p text:style-name="P30">showing action name : <text:line-break/><text:span text:style-name="T11">“New Note”</text:span>,<text:span text:style-name="T11"> “New Separator”</text:span>,<text:span text:style-name="T11"> “Delete (del)”</text:span></text:p>
        </text:list-item>
      </text:list>
      <text:h text:style-name="P34" text:outline-level="3"><text:bookmark-start text:name="__RefHeading__242_1764338023"/>TextArea changes<text:bookmark-end text:name="__RefHeading__242_1764338023"/></text:h>
      <text:p text:style-name="P4">If there was any change in TextArea <text:span text:style-name="T67">the next steps will be carried out</text:span></text:p>
      <text:list xml:id="list5740430724166504751" text:style-name="L6">
        <text:list-item>
          <text:p text:style-name="P20">Saving content of text area into model</text:p>
        </text:list-item>
        <text:list-item>
          <text:p text:style-name="P20">Updating task item name after the first line of the TextArea</text:p>
        </text:list-item>
        <text:list-item>
          <text:p text:style-name="P19"><text:span text:style-name="T67">Setting model to </text:span><text:span text:style-name="T15">changed</text:span><text:span text:style-name="T30"> state</text:span></text:p>
        </text:list-item>
      </text:list>
      <text:h text:style-name="P35" text:outline-level="3"><text:bookmark-start text:name="__RefHeading__247_1764338023"/>Dragbar emulation <text:span text:style-name="T69">between</text:span> <text:span text:style-name="T69">TextArea and TaskList</text:span><text:bookmark-end text:name="__RefHeading__247_1764338023"/></text:h>
      <text:list xml:id="list2651891545072020900" text:style-name="L7">
        <text:list-item>
          <text:p text:style-name="P22"><text:span text:style-name="T2">MouseDown</text:span> on <text:span text:style-name="T2">Dragbar</text:span> <text:tab/>→ <text:span text:style-name="T3">addEventListener::MouseMove</text:span><text:span text:style-name="T68"> on </text:span><text:span text:style-name="T3">Window</text:span></text:p>
        </text:list-item>
        <text:list-item>
          <text:p text:style-name="P23"><text:span text:style-name="T2">MouseMove</text:span> on <text:span text:style-name="T2">Window <text:tab/>→</text:span><text:span text:style-name="T4"> </text:span><text:span text:style-name="T31">Set dragbar position by mouse position</text:span></text:p>
        </text:list-item>
        <text:list-item>
          <text:p text:style-name="P21"><text:span text:style-name="T22">MouseLeave</text:span><text:span text:style-name="T48"> on </text:span><text:span text:style-name="T22">Body</text:span><text:span text:style-name="T48"> <text:tab/><text:tab/>→ </text:span><text:span text:style-name="T22">remove</text:span><text:span text:style-name="T23">EventListener::MouseMove</text:span><text:span text:style-name="T49"> on </text:span><text:span text:style-name="T23">Window</text:span></text:p>
        </text:list-item>
      </text:list>
      <text:h text:style-name="P36" text:outline-level="3"><text:bookmark-start text:name="__RefHeading__249_1764338023"/>Tasklist Features and Events<text:bookmark-end text:name="__RefHeading__249_1764338023"/></text:h>
      <text:list xml:id="list3817462325215634298" text:style-name="L8">
        <text:list-item>
          <text:p text:style-name="P14">Items can be moved by drag&amp;drop (except for TrashBin). <text:span text:style-name="T74"><text:s/>Dropable places will be showed with dashed lines.</text:span></text:p>
        </text:list-item>
        <text:list-item>
          <text:p text:style-name="P24"><text:span text:style-name="T29">The stripe of </text:span><text:span text:style-name="T32">a</text:span><text:span text:style-name="T29">ctive </text:span><text:span text:style-name="T32">t</text:span><text:span text:style-name="T29">ask </text:span><text:span text:style-name="T32">i</text:span><text:span text:style-name="T29">tem can be moved by </text:span><text:span text:style-name="T2">Up</text:span><text:span text:style-name="T29">/</text:span><text:span text:style-name="T2">Down</text:span><text:span text:style-name="T29"> keys</text:span></text:p>
        </text:list-item>
        <text:list-item>
          <text:p text:style-name="P26"><text:span text:style-name="T29">The item selected by stripe can be deleted by </text:span><text:span text:style-name="T2">Del</text:span><text:span text:style-name="T29"> key.</text:span></text:p>
        </text:list-item>
        <text:list-item>
          <text:p text:style-name="P25"><text:span text:style-name="T29">Right click on TaskItem will show a context menu with actions : <text:line-break/></text:span><text:span text:style-name="T16">“New Note”</text:span><text:span text:style-name="T33">,</text:span><text:span text:style-name="T16"> “New Separator”</text:span><text:span text:style-name="T33">,</text:span><text:span text:style-name="T16"> “Delete”</text:span></text:p>
        </text:list-item>
        <text:list-item>
          <text:p text:style-name="P27"><text:span text:style-name="T37">Right click on </text:span><text:span text:style-name="T38">Trashbin</text:span><text:span text:style-name="T37"> will show a context menu with actions :<text:line-break/></text:span><text:span text:style-name="T17">“Empty Trash”</text:span></text:p>
        </text:list-item>
        <text:list-item>
          <text:p text:style-name="P15">Click on Trashbin will hide and show the elements in TashBin <text:span text:style-name="T70">and change the arrow of Trashbin in proper state.</text:span></text:p>
        </text:list-item>
      </text:list>
      <text:h text:style-name="Heading_20_3" text:outline-level="3"><text:bookmark-start text:name="__RefHeading__451_1047482801"/><text:span text:style-name="T17">P</text:span><text:span text:style-name="T11">age events</text:span><text:bookmark-end text:name="__RefHeading__451_1047482801"/></text:h>
      <text:list xml:id="list8045256083935744790" text:style-name="L9">
        <text:list-item>
          <text:p text:style-name="P16">If any content (textarea, taskitems) of the page changes page will have the <text:span text:style-name="T11">CHANGED</text:span> state and the change<text:span text:style-name="T71">s</text:span> will be saved 5 sec later after the last change.</text:p>
        </text:list-item>
        <text:list-item>
          <text:p text:style-name="P18">If the user closes the page without leaving it (e.g. ctrl+w) and the page has the <text:span text:style-name="T11">CHANGED</text:span> state a dialog will appear with the next text :<text:line-break/><text:span text:style-name="T2">"This page is asking you to confirm that you want to leave - data you have entered may not be saved."</text:span></text:p>
        </text:list-item>
        <text:list-item>
          <text:p text:style-name="P18">If the user leaves the page (<text:span text:style-name="T2">body::onMouseLeave</text:span>) and the page has the <text:span text:style-name="T11">CHANGED</text:span> state the n it will be save at once.</text:p>
        </text:list-item>
        <text:list-item>
          <text:p text:style-name="P17"><text:span text:style-name="T71">Together w</text:span>ith the content the <text:span text:style-name="T2">UI State </text:span>of the page will be saved <text:span text:style-name="T71">and restored at next launch</text:span>: <text:line-break/><text:span text:style-name="T2">Dragbar position, Trashbin state (open, close), ActiveTask Item</text:span></text:p>
        </text:list-item>
        <text:list-item>
          <text:p text:style-name="P18">If the data in the storage changed by some other window(!) <text:span text:style-name="T75">the</text:span> page will be update<text:span text:style-name="T75">d</text:span> <text:span text:style-name="T75">at</text:span> once (browser.storage.onChanged). <text:span text:style-name="T71">Just the content will be updated the </text:span><text:span text:style-name="T5">UI state</text:span><text:span text:style-name="T71"> will not.</text:span></text:p>
        </text:list-item>
      </text:list>
      <text:h text:style-name="Heading_20_3" text:outline-level="3" text:is-list-header="true"/>
      <text:p text:style-name="P3"/>
      <text:p text:style-name="P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000000" fo:font-size="14pt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5:22:31.535400114</meta:creation-date>
    <meta:generator>LibreOffice/4.2.8.2$Linux_X86_64 LibreOffice_project/420m0$Build-2</meta:generator>
    <dc:date>2017-08-22T15:45:09.784807464</dc:date>
    <meta:editing-duration>PT6H55M5S</meta:editing-duration>
    <meta:editing-cycles>83</meta:editing-cycles>
    <meta:document-statistic meta:table-count="0" meta:image-count="0" meta:object-count="0" meta:page-count="4" meta:paragraph-count="73" meta:word-count="787" meta:character-count="4542" meta:non-whitespace-character-count="3826"/>
  </office:meta>
</office:document-meta>
</file>